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3.1513in"/>
    </style:style>
    <style:style style:name="TableColumn3" style:family="table-column">
      <style:table-column-properties style:column-width="3.1513in"/>
    </style:style>
    <style:style style:name="Table1" style:family="table" style:master-page-name="MP0">
      <style:table-properties style:width="6.3027in" fo:margin-left="-0.0791in" table:align="left"/>
    </style:style>
    <style:style style:name="TableRow4" style:family="table-row">
      <style:table-row-properties style:min-row-height="3.6791in"/>
    </style:style>
    <style:style style:name="TableCell5" style:family="table-cell">
      <style:table-cell-properties fo:border="0.0069in solid #000000" style:writing-mode="lr-tb" fo:padding-top="0in" fo:padding-left="0.0486in" fo:padding-bottom="0in" fo:padding-right="0.0486in"/>
    </style:style>
    <style:style style:name="P6" style:parent-style-name="Standard" style:family="paragraph">
      <style:paragraph-properties fo:break-before="page" fo:margin-bottom="0in"/>
      <style:text-properties fo:font-size="8pt" style:font-size-asian="8pt" style:font-size-complex="8pt"/>
    </style:style>
    <style:style style:name="P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0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1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16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17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18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1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0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21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22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2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6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2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0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1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6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38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39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0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1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2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3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4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5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6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7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8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49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0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1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2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3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4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5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6" style:parent-style-name="Standard" style:family="paragraph">
      <style:paragraph-properties fo:margin-bottom="0in"/>
      <style:text-properties fo:color="#C00000" fo:font-size="8pt" style:font-size-asian="8pt" style:font-size-complex="8pt"/>
    </style:style>
    <style:style style:name="P5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5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5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0" style:parent-style-name="Standard" style:family="paragraph">
      <style:paragraph-properties fo:margin-bottom="0in"/>
      <style:text-properties fo:font-size="8pt" style:font-size-asian="8pt" style:font-size-complex="8pt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6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6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0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1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6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7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0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1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4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5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6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7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8" style:parent-style-name="Standard" style:family="paragraph">
      <style:paragraph-properties fo:margin-bottom="0in"/>
      <style:text-properties fo:font-size="8pt" style:font-size-asian="8pt" style:font-size-complex="8pt"/>
    </style:style>
    <style:style style:name="P89" style:parent-style-name="Standard" style:family="paragraph">
      <style:paragraph-properties fo:margin-bottom="0in"/>
      <style:text-properties fo:font-size="8pt" style:font-size-asian="8pt" style:font-size-complex="8pt"/>
    </style:style>
    <style:style style:name="P90" style:parent-style-name="Standard" style:family="paragraph">
      <style:paragraph-properties fo:margin-bottom="0in"/>
      <style:text-properties fo:font-size="8pt" style:font-size-asian="8pt" style:font-size-complex="8pt"/>
    </style:style>
    <style:style style:name="P91" style:parent-style-name="Standard" style:family="paragraph">
      <style:paragraph-properties fo:margin-bottom="0in"/>
      <style:text-properties fo:font-size="8pt" style:font-size-asian="8pt" style:font-size-complex="8pt"/>
    </style:style>
    <style:style style:name="P92" style:parent-style-name="Standard" style:family="paragraph">
      <style:paragraph-properties fo:margin-bottom="0in"/>
      <style:text-properties fo:font-size="8pt" style:font-size-asian="8pt" style:font-size-complex="8pt"/>
    </style:style>
    <style:style style:name="P93" style:parent-style-name="Standard" style:family="paragraph">
      <style:paragraph-properties fo:margin-bottom="0in"/>
      <style:text-properties fo:font-size="8pt" style:font-size-asian="8pt" style:font-size-complex="8pt"/>
    </style:style>
    <style:style style:name="P94" style:parent-style-name="Standard" style:family="paragraph">
      <style:paragraph-properties fo:margin-bottom="0in"/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_____Dirty Path_____</text:p>
            <text:p text:style-name="P7">Nr.1 X: 6 Y: 6</text:p>
            <text:p text:style-name="P8">Nr.2 X: 7 Y: 6</text:p>
            <text:p text:style-name="P9">Nr.3 X: 7 Y: 7</text:p>
            <text:p text:style-name="P10">Nr.4 X: 7 Y: 8</text:p>
            <text:p text:style-name="P11">Nr.5 X: 7 Y: 9</text:p>
            <text:p text:style-name="P12">Nr.6 X: 6 Y: 9</text:p>
            <text:p text:style-name="P13">Nr.7 X: 6 Y: 10</text:p>
            <text:p text:style-name="P14">Nr.8 X: 5 Y: 10</text:p>
            <text:p text:style-name="P15">Nr.9 X: 4 Y: 10</text:p>
            <text:p text:style-name="P16">Nr.10 X: 4 Y: 9</text:p>
            <text:p text:style-name="P17">Nr.11 X: 5 Y: 9</text:p>
            <text:p text:style-name="P18">Nr.12 X: 4 Y: 9</text:p>
            <text:p text:style-name="P19">Nr.13 X: 3 Y: 9</text:p>
            <text:p text:style-name="P20">Nr.14 X: 2 Y: 9</text:p>
            <text:p text:style-name="P21">Nr.15 X: 2 Y: 10</text:p>
            <text:p text:style-name="P22">Nr.16 X: 2 Y: 9</text:p>
            <text:p text:style-name="P23">Nr.17 X: 2 Y: 8</text:p>
            <text:p text:style-name="P24">Nr.18 X: 2 Y: 7</text:p>
            <text:p text:style-name="P25">Nr.19 X: 3 Y: 7</text:p>
            <text:p text:style-name="P26">Nr.20 X: 4 Y: 7</text:p>
            <text:p text:style-name="P27">Nr.21 X: 4 Y: 6</text:p>
            <text:p text:style-name="P28">Nr.22 X: 4 Y: 5</text:p>
            <text:p text:style-name="P29">Nr.23 X: 3 Y: 5</text:p>
            <text:p text:style-name="P30">Nr.24 X: 2 Y: 5</text:p>
            <text:p text:style-name="P31">Nr.25 X: 2 Y: 4</text:p>
            <text:p text:style-name="P32">Nr.26 X: 3 Y: 4</text:p>
            <text:p text:style-name="P33">Nr.27 X: 3 Y: 3</text:p>
            <text:p text:style-name="P34">Nr.28 X: 4 Y: 3</text:p>
            <text:p text:style-name="P35">Nr.29 X: 5 Y: 3</text:p>
            <text:p text:style-name="P36">Nr.30 X: 6 Y: 3</text:p>
            <text:p text:style-name="P37">Nr.31 X: 7 Y: 3</text:p>
            <text:p text:style-name="P38">Nr.32 X: 7 Y: 2</text:p>
            <text:p text:style-name="P39">Nr.33 X: 8 Y: 2</text:p>
            <text:p text:style-name="P40">Nr.34 X: 9 Y: 2</text:p>
            <text:p text:style-name="P41">Nr.35 X: 10 Y: 2</text:p>
            <text:p text:style-name="P42">Nr.36 X: 10 Y: 3</text:p>
            <text:p text:style-name="P43">Nr.37 X: 10 Y: 4</text:p>
            <text:p text:style-name="P44">Nr.38 X: 10 Y: 5</text:p>
            <text:p text:style-name="P45">Nr.39 X: 11 Y: 5</text:p>
            <text:p text:style-name="P46">Nr.40 X: 10 Y: 5</text:p>
            <text:p text:style-name="P47">Nr.41 X: 9 Y: 5</text:p>
            <text:p text:style-name="P48">Nr.42 X: 10 Y: 5</text:p>
            <text:p text:style-name="P49">Nr.43 X: 10 Y: 4</text:p>
            <text:p text:style-name="P50">Nr.44 X: 10 Y: 3</text:p>
            <text:p text:style-name="P51">Nr.45 X: 9 Y: 3</text:p>
            <text:p text:style-name="P52">Nr.46 X: 10 Y: 3</text:p>
            <text:p text:style-name="P53">Nr.47 X: 10 Y: 2</text:p>
            <text:p text:style-name="P54">Nr.48 X: 9 Y: 2</text:p>
            <text:p text:style-name="P55">Nr.49 X: 8 Y: 2</text:p>
            <text:p text:style-name="P56">Nr.50 X: 7 Y: 2</text:p>
            <text:p text:style-name="P57">Nr.51 X: 7 Y: 1</text:p>
            <text:p text:style-name="P58">Nr.52 X: 6 Y: 1</text:p>
            <text:p text:style-name="P59">Nr.53 X: 5 Y: 1</text:p>
            <text:p text:style-name="P60">Nr.54 X: 4 Y: 1</text:p>
          </table:table-cell>
          <table:table-cell table:style-name="TableCell61">
            <text:p text:style-name="P62">_____Clean Path_____</text:p>
            <text:p text:style-name="P63">Nr.1 X: 6 Y: 6</text:p>
            <text:p text:style-name="P64">Nr.2 X: 7 Y: 6</text:p>
            <text:p text:style-name="P65">Nr.3 X: 7 Y: 7</text:p>
            <text:p text:style-name="P66">Nr.4 X: 7 Y: 8</text:p>
            <text:p text:style-name="P67">Nr.5 X: 7 Y: 9</text:p>
            <text:p text:style-name="P68">Nr.6 X: 6 Y: 9</text:p>
            <text:p text:style-name="P69">Nr.7 X: 6 Y: 10</text:p>
            <text:p text:style-name="P70">Nr.8 X: 5 Y: 10</text:p>
            <text:p text:style-name="P71">Nr.9 X: 4 Y: 10</text:p>
            <text:p text:style-name="P72">Nr.10 X: 4 Y: 9</text:p>
            <text:p text:style-name="P73">Nr.11 X: 3 Y: 9</text:p>
            <text:p text:style-name="P74">Nr.12 X: 2 Y: 9</text:p>
            <text:p text:style-name="P75">Nr.13 X: 2 Y: 8</text:p>
            <text:p text:style-name="P76">Nr.14 X: 2 Y: 7</text:p>
            <text:p text:style-name="P77">Nr.15 X: 3 Y: 7</text:p>
            <text:p text:style-name="P78">Nr.16 X: 4 Y: 7</text:p>
            <text:p text:style-name="P79">Nr.17 X: 4 Y: 6</text:p>
            <text:p text:style-name="P80">Nr.18 X: 4 Y: 5</text:p>
            <text:p text:style-name="P81">Nr.19 X: 3 Y: 5</text:p>
            <text:p text:style-name="P82">Nr.20 X: 2 Y: 5</text:p>
            <text:p text:style-name="P83">Nr.21 X: 2 Y: 4</text:p>
            <text:p text:style-name="P84">Nr.22 X: 3 Y: 4</text:p>
            <text:p text:style-name="P85">Nr.23 X: 3 Y: 3</text:p>
            <text:p text:style-name="P86">Nr.24 X: 4 Y: 3</text:p>
            <text:p text:style-name="P87">Nr.25 X: 5 Y: 3</text:p>
            <text:p text:style-name="P88">Nr.26 X: 6 Y: 3</text:p>
            <text:p text:style-name="P89">Nr.27 X: 7 Y: 3</text:p>
            <text:p text:style-name="P90">Nr.28 X: 7 Y: 2</text:p>
            <text:p text:style-name="P91">Nr.29 X: 7 Y: 1</text:p>
            <text:p text:style-name="P92">Nr.30 X: 6 Y: 1</text:p>
            <text:p text:style-name="P93">Nr.31 X: 5 Y: 1</text:p>
            <text:p text:style-name="P94">Nr.32 X: 4 Y: 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ark, Danny</meta:initial-creator>
    <dc:creator>Stark, Danny</dc:creator>
    <meta:creation-date>2024-04-06T10:45:00Z</meta:creation-date>
    <dc:date>2024-04-06T10:50:00Z</dc:date>
    <meta:template xlink:href="Normal.dotm" xlink:type="simple"/>
    <meta:editing-cycles>2</meta:editing-cycles>
    <meta:editing-duration>PT0S</meta:editing-duration>
    <meta:document-statistic meta:page-count="1" meta:paragraph-count="2" meta:word-count="194" meta:character-count="1418" meta:row-count="10" meta:non-whitespace-character-count="1226"/>
  </office:meta>
</office:document-meta>
</file>